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6554" calcext:value-type="float">
            <text:p>165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57" calcext:value-type="float">
            <text:p>165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58" calcext:value-type="float">
            <text:p>165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59" calcext:value-type="float">
            <text:p>165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1" calcext:value-type="float">
            <text:p>165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2" calcext:value-type="float">
            <text:p>165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3" calcext:value-type="float">
            <text:p>165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4" calcext:value-type="float">
            <text:p>1656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5" calcext:value-type="float">
            <text:p>1656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7" calcext:value-type="float">
            <text:p>1656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9" calcext:value-type="float">
            <text:p>16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71" calcext:value-type="float">
            <text:p>16571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72" calcext:value-type="float">
            <text:p>16572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3" calcext:value-type="float">
            <text:p>16573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4" calcext:value-type="float">
            <text:p>165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5" calcext:value-type="float">
            <text:p>165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7" calcext:value-type="float">
            <text:p>1657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9" calcext:value-type="float">
            <text:p>1657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80" calcext:value-type="float">
            <text:p>165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1" calcext:value-type="float">
            <text:p>16581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2" calcext:value-type="float">
            <text:p>16582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3" calcext:value-type="float">
            <text:p>16583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4" calcext:value-type="float">
            <text:p>16584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5" calcext:value-type="float">
            <text:p>16585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6" calcext:value-type="float">
            <text:p>165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7" calcext:value-type="float">
            <text:p>165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8" calcext:value-type="float">
            <text:p>165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9" calcext:value-type="float">
            <text:p>165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0" calcext:value-type="float">
            <text:p>165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1" calcext:value-type="float">
            <text:p>165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2" calcext:value-type="float">
            <text:p>165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3" calcext:value-type="float">
            <text:p>165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5" calcext:value-type="float">
            <text:p>165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6" calcext:value-type="float">
            <text:p>165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7" calcext:value-type="float">
            <text:p>1659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8" calcext:value-type="float">
            <text:p>165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1" calcext:value-type="float">
            <text:p>166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2" calcext:value-type="float">
            <text:p>166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3" calcext:value-type="float">
            <text:p>166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4" calcext:value-type="float">
            <text:p>16604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6" calcext:value-type="float">
            <text:p>16606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7" calcext:value-type="float">
            <text:p>1660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8" calcext:value-type="float">
            <text:p>16608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9" calcext:value-type="float">
            <text:p>166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1" calcext:value-type="float">
            <text:p>166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4" calcext:value-type="float">
            <text:p>166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7" calcext:value-type="float">
            <text:p>166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8" calcext:value-type="float">
            <text:p>16618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9" calcext:value-type="float">
            <text:p>166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3" calcext:value-type="float">
            <text:p>166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6" calcext:value-type="float">
            <text:p>166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7" calcext:value-type="float">
            <text:p>166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28" calcext:value-type="float">
            <text:p>166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29" calcext:value-type="float">
            <text:p>1662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0" calcext:value-type="float">
            <text:p>166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3" calcext:value-type="float">
            <text:p>166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4" calcext:value-type="float">
            <text:p>1663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35" calcext:value-type="float">
            <text:p>166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7" calcext:value-type="float">
            <text:p>1663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8" calcext:value-type="float">
            <text:p>166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9" calcext:value-type="float">
            <text:p>16639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4" calcext:value-type="float">
            <text:p>1664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6" calcext:value-type="float">
            <text:p>166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7" calcext:value-type="float">
            <text:p>166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48" calcext:value-type="float">
            <text:p>166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49" calcext:value-type="float">
            <text:p>166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0" calcext:value-type="float">
            <text:p>1665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2" calcext:value-type="float">
            <text:p>1665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7" calcext:value-type="float">
            <text:p>1665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8" calcext:value-type="float">
            <text:p>1665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9" calcext:value-type="float">
            <text:p>166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2" calcext:value-type="float">
            <text:p>1666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4" calcext:value-type="float">
            <text:p>1666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7" calcext:value-type="float">
            <text:p>16667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8" calcext:value-type="float">
            <text:p>166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69" calcext:value-type="float">
            <text:p>1666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0" calcext:value-type="float">
            <text:p>166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1" calcext:value-type="float">
            <text:p>16671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2" calcext:value-type="float">
            <text:p>1667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3" calcext:value-type="float">
            <text:p>1667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4" calcext:value-type="float">
            <text:p>1667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5" calcext:value-type="float">
            <text:p>1667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6" calcext:value-type="float">
            <text:p>16676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7" calcext:value-type="float">
            <text:p>1667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8" calcext:value-type="float">
            <text:p>1667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9" calcext:value-type="float">
            <text:p>1667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1" calcext:value-type="float">
            <text:p>1668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3" calcext:value-type="float">
            <text:p>1668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4" calcext:value-type="float">
            <text:p>166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5" calcext:value-type="float">
            <text:p>16685</text:p>
          </table:table-cell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6" calcext:value-type="float">
            <text:p>16686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7" calcext:value-type="float">
            <text:p>16687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9" calcext:value-type="float">
            <text:p>16689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0" calcext:value-type="float">
            <text:p>16690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1" calcext:value-type="float">
            <text:p>1669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2" calcext:value-type="float">
            <text:p>1669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3" calcext:value-type="float">
            <text:p>1669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4" calcext:value-type="float">
            <text:p>1669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6" calcext:value-type="float">
            <text:p>1669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7" calcext:value-type="float">
            <text:p>1669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8" calcext:value-type="float">
            <text:p>1669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2" calcext:value-type="float">
            <text:p>1670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3" calcext:value-type="float">
            <text:p>1670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5" calcext:value-type="float">
            <text:p>16705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6" calcext:value-type="float">
            <text:p>167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7" calcext:value-type="float">
            <text:p>1670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9" calcext:value-type="float">
            <text:p>1670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0" calcext:value-type="float">
            <text:p>1671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1" calcext:value-type="float">
            <text:p>1671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2" calcext:value-type="float">
            <text:p>167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3" calcext:value-type="float">
            <text:p>167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4" calcext:value-type="float">
            <text:p>1671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5" calcext:value-type="float">
            <text:p>16715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16" calcext:value-type="float">
            <text:p>1671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7" calcext:value-type="float">
            <text:p>16717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8" calcext:value-type="float">
            <text:p>1671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9" calcext:value-type="float">
            <text:p>167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1" calcext:value-type="float">
            <text:p>1672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2" calcext:value-type="float">
            <text:p>1672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3" calcext:value-type="float">
            <text:p>1672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4" calcext:value-type="float">
            <text:p>1672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6" calcext:value-type="float">
            <text:p>1672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7" calcext:value-type="float">
            <text:p>1672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8" calcext:value-type="float">
            <text:p>1672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9" calcext:value-type="float">
            <text:p>16729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1" calcext:value-type="float">
            <text:p>16731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3" calcext:value-type="float">
            <text:p>16733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4" calcext:value-type="float">
            <text:p>1673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5" calcext:value-type="float">
            <text:p>16735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6" calcext:value-type="float">
            <text:p>16736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7" calcext:value-type="float">
            <text:p>1673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8" calcext:value-type="float">
            <text:p>1673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9" calcext:value-type="float">
            <text:p>1673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2" calcext:value-type="float">
            <text:p>1674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3" calcext:value-type="float">
            <text:p>1674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4" calcext:value-type="float">
            <text:p>167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5" calcext:value-type="float">
            <text:p>1674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6" calcext:value-type="float">
            <text:p>16746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7" calcext:value-type="float">
            <text:p>16747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8" calcext:value-type="float">
            <text:p>16748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51" calcext:value-type="float">
            <text:p>1675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52" calcext:value-type="float">
            <text:p>1675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54" calcext:value-type="float">
            <text:p>16754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56" calcext:value-type="float">
            <text:p>16756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57" calcext:value-type="float">
            <text:p>16757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58" calcext:value-type="float">
            <text:p>16758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59" calcext:value-type="float">
            <text:p>1675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1" calcext:value-type="float">
            <text:p>1676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62" calcext:value-type="float">
            <text:p>1676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64" calcext:value-type="float">
            <text:p>1676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5" calcext:value-type="float">
            <text:p>167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6" calcext:value-type="float">
            <text:p>16766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8" calcext:value-type="float">
            <text:p>167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9" calcext:value-type="float">
            <text:p>167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0" calcext:value-type="float">
            <text:p>1677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1" calcext:value-type="float">
            <text:p>167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2" calcext:value-type="float">
            <text:p>1677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3" calcext:value-type="float">
            <text:p>167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4" calcext:value-type="float">
            <text:p>1677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5" calcext:value-type="float">
            <text:p>1677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7" calcext:value-type="float">
            <text:p>1677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8" calcext:value-type="float">
            <text:p>1677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81" calcext:value-type="float">
            <text:p>167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82" calcext:value-type="float">
            <text:p>1678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83" calcext:value-type="float">
            <text:p>16783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84" calcext:value-type="float">
            <text:p>16784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85" calcext:value-type="float">
            <text:p>16785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86" calcext:value-type="float">
            <text:p>1678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87" calcext:value-type="float">
            <text:p>1678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88" calcext:value-type="float">
            <text:p>1678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89" calcext:value-type="float">
            <text:p>1678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0" calcext:value-type="float">
            <text:p>16790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1" calcext:value-type="float">
            <text:p>1679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3" calcext:value-type="float">
            <text:p>1679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4" calcext:value-type="float">
            <text:p>1679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5" calcext:value-type="float">
            <text:p>1679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7" calcext:value-type="float">
            <text:p>1679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8" calcext:value-type="float">
            <text:p>16798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9" calcext:value-type="float">
            <text:p>1679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02" calcext:value-type="float">
            <text:p>1680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3" calcext:value-type="float">
            <text:p>1680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4" calcext:value-type="float">
            <text:p>1680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05" calcext:value-type="float">
            <text:p>168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6" calcext:value-type="float">
            <text:p>168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8" calcext:value-type="float">
            <text:p>1680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9" calcext:value-type="float">
            <text:p>1680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11" calcext:value-type="float">
            <text:p>168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13" calcext:value-type="float">
            <text:p>1681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14" calcext:value-type="float">
            <text:p>1681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15" calcext:value-type="float">
            <text:p>1681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16" calcext:value-type="float">
            <text:p>1681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17" calcext:value-type="float">
            <text:p>16817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18" calcext:value-type="float">
            <text:p>1681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19" calcext:value-type="float">
            <text:p>1681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21" calcext:value-type="float">
            <text:p>1682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22" calcext:value-type="float">
            <text:p>1682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24" calcext:value-type="float">
            <text:p>16824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25" calcext:value-type="float">
            <text:p>16825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26" calcext:value-type="float">
            <text:p>16826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27" calcext:value-type="float">
            <text:p>16827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28" calcext:value-type="float">
            <text:p>168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29" calcext:value-type="float">
            <text:p>1682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0" calcext:value-type="float">
            <text:p>16830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1" calcext:value-type="float">
            <text:p>1683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3" calcext:value-type="float">
            <text:p>1683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4" calcext:value-type="float">
            <text:p>1683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5" calcext:value-type="float">
            <text:p>1683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8" calcext:value-type="float">
            <text:p>1683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9" calcext:value-type="float">
            <text:p>1683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1" calcext:value-type="float">
            <text:p>1684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2" calcext:value-type="float">
            <text:p>16842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43" calcext:value-type="float">
            <text:p>1684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4" calcext:value-type="float">
            <text:p>1684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5" calcext:value-type="float">
            <text:p>16845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6" calcext:value-type="float">
            <text:p>16846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7" calcext:value-type="float">
            <text:p>168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9" calcext:value-type="float">
            <text:p>1684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52" calcext:value-type="float">
            <text:p>16852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53" calcext:value-type="float">
            <text:p>1685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54" calcext:value-type="float">
            <text:p>1685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55" calcext:value-type="float">
            <text:p>16855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56" calcext:value-type="float">
            <text:p>1685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57" calcext:value-type="float">
            <text:p>1685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58" calcext:value-type="float">
            <text:p>16858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2" calcext:value-type="float">
            <text:p>1686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3" calcext:value-type="float">
            <text:p>16863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64" calcext:value-type="float">
            <text:p>1686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65" calcext:value-type="float">
            <text:p>16865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6" calcext:value-type="float">
            <text:p>16866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7" calcext:value-type="float">
            <text:p>16867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8" calcext:value-type="float">
            <text:p>1686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9" calcext:value-type="float">
            <text:p>16869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70" calcext:value-type="float">
            <text:p>1687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71" calcext:value-type="float">
            <text:p>16871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72" calcext:value-type="float">
            <text:p>1687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73" calcext:value-type="float">
            <text:p>1687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74" calcext:value-type="float">
            <text:p>1687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75" calcext:value-type="float">
            <text:p>16875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76" calcext:value-type="float">
            <text:p>16876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77" calcext:value-type="float">
            <text:p>16877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78" calcext:value-type="float">
            <text:p>16878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79" calcext:value-type="float">
            <text:p>16879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1" calcext:value-type="float">
            <text:p>1688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2" calcext:value-type="float">
            <text:p>16882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3" calcext:value-type="float">
            <text:p>16883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4" calcext:value-type="float">
            <text:p>1688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5" calcext:value-type="float">
            <text:p>168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6" calcext:value-type="float">
            <text:p>1688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7" calcext:value-type="float">
            <text:p>1688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8" calcext:value-type="float">
            <text:p>1688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9" calcext:value-type="float">
            <text:p>1688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0" calcext:value-type="float">
            <text:p>1689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1" calcext:value-type="float">
            <text:p>1689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2" calcext:value-type="float">
            <text:p>168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3" calcext:value-type="float">
            <text:p>1689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5" calcext:value-type="float">
            <text:p>1689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7" calcext:value-type="float">
            <text:p>1689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8" calcext:value-type="float">
            <text:p>1689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2" calcext:value-type="float">
            <text:p>1690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3" calcext:value-type="float">
            <text:p>1690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4" calcext:value-type="float">
            <text:p>1690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5" calcext:value-type="float">
            <text:p>1690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6" calcext:value-type="float">
            <text:p>1690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7" calcext:value-type="float">
            <text:p>16907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08" calcext:value-type="float">
            <text:p>1690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09" calcext:value-type="float">
            <text:p>16909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1" calcext:value-type="float">
            <text:p>16911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2" calcext:value-type="float">
            <text:p>1691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3" calcext:value-type="float">
            <text:p>169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4" calcext:value-type="float">
            <text:p>1691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5" calcext:value-type="float">
            <text:p>1691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6" calcext:value-type="float">
            <text:p>1691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7" calcext:value-type="float">
            <text:p>1691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8" calcext:value-type="float">
            <text:p>16918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19" calcext:value-type="float">
            <text:p>1691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1" calcext:value-type="float">
            <text:p>1692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2" calcext:value-type="float">
            <text:p>1692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3" calcext:value-type="float">
            <text:p>1692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5" calcext:value-type="float">
            <text:p>1692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6" calcext:value-type="float">
            <text:p>1692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28" calcext:value-type="float">
            <text:p>1692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29" calcext:value-type="float">
            <text:p>16929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30" calcext:value-type="float">
            <text:p>1693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31" calcext:value-type="float">
            <text:p>1693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32" calcext:value-type="float">
            <text:p>16932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33" calcext:value-type="float">
            <text:p>1693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34" calcext:value-type="float">
            <text:p>1693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35" calcext:value-type="float">
            <text:p>1693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36" calcext:value-type="float">
            <text:p>16936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37" calcext:value-type="float">
            <text:p>16937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39" calcext:value-type="float">
            <text:p>16939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41" calcext:value-type="float">
            <text:p>1694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2" calcext:value-type="float">
            <text:p>16942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3" calcext:value-type="float">
            <text:p>16943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4" calcext:value-type="float">
            <text:p>1694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5" calcext:value-type="float">
            <text:p>16945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6" calcext:value-type="float">
            <text:p>16946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7" calcext:value-type="float">
            <text:p>16947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8" calcext:value-type="float">
            <text:p>16948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9" calcext:value-type="float">
            <text:p>16949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50" calcext:value-type="float">
            <text:p>16950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52" calcext:value-type="float">
            <text:p>1695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53" calcext:value-type="float">
            <text:p>16953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54" calcext:value-type="float">
            <text:p>1695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55" calcext:value-type="float">
            <text:p>1695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56" calcext:value-type="float">
            <text:p>169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57" calcext:value-type="float">
            <text:p>16957</text:p>
          </table:table-cell>
          <table:table-cell table:number-columns-repeated="3"/>
        </table:table-row>
        <table:table-row table:style-name="ro1">
          <table:table-cell office:value-type="float" office:value="16958" calcext:value-type="float">
            <text:p>1695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59" calcext:value-type="float">
            <text:p>1695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1" calcext:value-type="float">
            <text:p>1696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2" calcext:value-type="float">
            <text:p>16962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3" calcext:value-type="float">
            <text:p>1696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4" calcext:value-type="float">
            <text:p>16964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5" calcext:value-type="float">
            <text:p>16965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6" calcext:value-type="float">
            <text:p>16966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7" calcext:value-type="float">
            <text:p>16967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8" calcext:value-type="float">
            <text:p>1696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9" calcext:value-type="float">
            <text:p>1696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0" calcext:value-type="float">
            <text:p>1697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1" calcext:value-type="float">
            <text:p>16971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2" calcext:value-type="float">
            <text:p>16972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3" calcext:value-type="float">
            <text:p>1697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4" calcext:value-type="float">
            <text:p>16974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5" calcext:value-type="float">
            <text:p>1697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76" calcext:value-type="float">
            <text:p>1697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77" calcext:value-type="float">
            <text:p>16977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78" calcext:value-type="float">
            <text:p>16978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79" calcext:value-type="float">
            <text:p>16979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1" calcext:value-type="float">
            <text:p>16981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2" calcext:value-type="float">
            <text:p>16982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3" calcext:value-type="float">
            <text:p>1698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4" calcext:value-type="float">
            <text:p>16984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5" calcext:value-type="float">
            <text:p>16985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6" calcext:value-type="float">
            <text:p>16986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88" calcext:value-type="float">
            <text:p>16988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89" calcext:value-type="float">
            <text:p>16989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0" calcext:value-type="float">
            <text:p>16990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1" calcext:value-type="float">
            <text:p>1699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2" calcext:value-type="float">
            <text:p>1699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3" calcext:value-type="float">
            <text:p>1699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4" calcext:value-type="float">
            <text:p>1699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6" calcext:value-type="float">
            <text:p>16996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8" calcext:value-type="float">
            <text:p>1699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9" calcext:value-type="float">
            <text:p>16999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5" calcext:value-type="float">
            <text:p>1700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6" calcext:value-type="float">
            <text:p>1700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7" calcext:value-type="float">
            <text:p>17007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9" calcext:value-type="float">
            <text:p>1700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1" calcext:value-type="float">
            <text:p>17011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12" calcext:value-type="float">
            <text:p>17012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13" calcext:value-type="float">
            <text:p>1701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4" calcext:value-type="float">
            <text:p>17014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5" calcext:value-type="float">
            <text:p>1701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7" calcext:value-type="float">
            <text:p>1701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8" calcext:value-type="float">
            <text:p>170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9" calcext:value-type="float">
            <text:p>1701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0" calcext:value-type="float">
            <text:p>1702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1" calcext:value-type="float">
            <text:p>1702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2" calcext:value-type="float">
            <text:p>1702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3" calcext:value-type="float">
            <text:p>17023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5" calcext:value-type="float">
            <text:p>1702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6" calcext:value-type="float">
            <text:p>17026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7" calcext:value-type="float">
            <text:p>17027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8" calcext:value-type="float">
            <text:p>17028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9" calcext:value-type="float">
            <text:p>1702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0" calcext:value-type="float">
            <text:p>1703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1" calcext:value-type="float">
            <text:p>1703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32" calcext:value-type="float">
            <text:p>17032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3" calcext:value-type="float">
            <text:p>17033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4" calcext:value-type="float">
            <text:p>1703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5" calcext:value-type="float">
            <text:p>1703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7" calcext:value-type="float">
            <text:p>1703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9" calcext:value-type="float">
            <text:p>1703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1" calcext:value-type="float">
            <text:p>17041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3" calcext:value-type="float">
            <text:p>17043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4" calcext:value-type="float">
            <text:p>1704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5" calcext:value-type="float">
            <text:p>1704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6" calcext:value-type="float">
            <text:p>1704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8" calcext:value-type="float">
            <text:p>17048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50" calcext:value-type="float">
            <text:p>1705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53" calcext:value-type="float">
            <text:p>1705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55" calcext:value-type="float">
            <text:p>17055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56" calcext:value-type="float">
            <text:p>1705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57" calcext:value-type="float">
            <text:p>17057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58" calcext:value-type="float">
            <text:p>1705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59" calcext:value-type="float">
            <text:p>17059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61" calcext:value-type="float">
            <text:p>17061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62" calcext:value-type="float">
            <text:p>1706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3" calcext:value-type="float">
            <text:p>17063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4" calcext:value-type="float">
            <text:p>17064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5" calcext:value-type="float">
            <text:p>17065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6" calcext:value-type="float">
            <text:p>17066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7" calcext:value-type="float">
            <text:p>17067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8" calcext:value-type="float">
            <text:p>17068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0" calcext:value-type="float">
            <text:p>17070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1" calcext:value-type="float">
            <text:p>17071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73" calcext:value-type="float">
            <text:p>1707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4" calcext:value-type="float">
            <text:p>17074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5" calcext:value-type="float">
            <text:p>1707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6" calcext:value-type="float">
            <text:p>1707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8" calcext:value-type="float">
            <text:p>1707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9" calcext:value-type="float">
            <text:p>17079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81" calcext:value-type="float">
            <text:p>1708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2" calcext:value-type="float">
            <text:p>17082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3" calcext:value-type="float">
            <text:p>1708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4" calcext:value-type="float">
            <text:p>1708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5" calcext:value-type="float">
            <text:p>1708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6" calcext:value-type="float">
            <text:p>17086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7" calcext:value-type="float">
            <text:p>170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8" calcext:value-type="float">
            <text:p>1708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9" calcext:value-type="float">
            <text:p>1708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0" calcext:value-type="float">
            <text:p>1709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1" calcext:value-type="float">
            <text:p>1709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3" calcext:value-type="float">
            <text:p>17093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4" calcext:value-type="float">
            <text:p>1709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5" calcext:value-type="float">
            <text:p>1709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7" calcext:value-type="float">
            <text:p>1709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8" calcext:value-type="float">
            <text:p>17098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9" calcext:value-type="float">
            <text:p>17099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2" calcext:value-type="float">
            <text:p>1710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03" calcext:value-type="float">
            <text:p>17103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04" calcext:value-type="float">
            <text:p>17104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05" calcext:value-type="float">
            <text:p>1710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6" calcext:value-type="float">
            <text:p>1710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7" calcext:value-type="float">
            <text:p>17107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08" calcext:value-type="float">
            <text:p>17108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09" calcext:value-type="float">
            <text:p>17109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2" calcext:value-type="float">
            <text:p>1711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3" calcext:value-type="float">
            <text:p>1711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5" calcext:value-type="float">
            <text:p>17115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6" calcext:value-type="float">
            <text:p>1711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7" calcext:value-type="float">
            <text:p>17117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8" calcext:value-type="float">
            <text:p>1711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9" calcext:value-type="float">
            <text:p>1711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21" calcext:value-type="float">
            <text:p>171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22" calcext:value-type="float">
            <text:p>1712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3" calcext:value-type="float">
            <text:p>1712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4" calcext:value-type="float">
            <text:p>1712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5" calcext:value-type="float">
            <text:p>1712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6" calcext:value-type="float">
            <text:p>1712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7" calcext:value-type="float">
            <text:p>1712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8" calcext:value-type="float">
            <text:p>1712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9" calcext:value-type="float">
            <text:p>1712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0" calcext:value-type="float">
            <text:p>17130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1" calcext:value-type="float">
            <text:p>17131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2" calcext:value-type="float">
            <text:p>17132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3" calcext:value-type="float">
            <text:p>17133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4" calcext:value-type="float">
            <text:p>17134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5" calcext:value-type="float">
            <text:p>17135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6" calcext:value-type="float">
            <text:p>17136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7" calcext:value-type="float">
            <text:p>1713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8" calcext:value-type="float">
            <text:p>17138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9" calcext:value-type="float">
            <text:p>17139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1" calcext:value-type="float">
            <text:p>1714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2" calcext:value-type="float">
            <text:p>1714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3" calcext:value-type="float">
            <text:p>1714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5" calcext:value-type="float">
            <text:p>1714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6" calcext:value-type="float">
            <text:p>1714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7" calcext:value-type="float">
            <text:p>1714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8" calcext:value-type="float">
            <text:p>1714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9" calcext:value-type="float">
            <text:p>17149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0" calcext:value-type="float">
            <text:p>1715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1" calcext:value-type="float">
            <text:p>1715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3" calcext:value-type="float">
            <text:p>1715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4" calcext:value-type="float">
            <text:p>1715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5" calcext:value-type="float">
            <text:p>17155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7" calcext:value-type="float">
            <text:p>1715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8" calcext:value-type="float">
            <text:p>1715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9" calcext:value-type="float">
            <text:p>17159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1" calcext:value-type="float">
            <text:p>1716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2" calcext:value-type="float">
            <text:p>17162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3" calcext:value-type="float">
            <text:p>17163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4" calcext:value-type="float">
            <text:p>1716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5" calcext:value-type="float">
            <text:p>17165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6" calcext:value-type="float">
            <text:p>17166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8" calcext:value-type="float">
            <text:p>17168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9" calcext:value-type="float">
            <text:p>17169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0" calcext:value-type="float">
            <text:p>1717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2" calcext:value-type="float">
            <text:p>1717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3" calcext:value-type="float">
            <text:p>1717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4" calcext:value-type="float">
            <text:p>1717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5" calcext:value-type="float">
            <text:p>17175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6" calcext:value-type="float">
            <text:p>1717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7" calcext:value-type="float">
            <text:p>1717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8" calcext:value-type="float">
            <text:p>1717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9" calcext:value-type="float">
            <text:p>1717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1" calcext:value-type="float">
            <text:p>171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2" calcext:value-type="float">
            <text:p>1718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4" calcext:value-type="float">
            <text:p>1718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6" calcext:value-type="float">
            <text:p>1718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7" calcext:value-type="float">
            <text:p>1718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8" calcext:value-type="float">
            <text:p>17188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9" calcext:value-type="float">
            <text:p>17189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1" calcext:value-type="float">
            <text:p>1719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2" calcext:value-type="float">
            <text:p>1719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3" calcext:value-type="float">
            <text:p>17193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4" calcext:value-type="float">
            <text:p>1719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5" calcext:value-type="float">
            <text:p>1719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7" calcext:value-type="float">
            <text:p>1719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8" calcext:value-type="float">
            <text:p>1719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9" calcext:value-type="float">
            <text:p>17199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1" calcext:value-type="float">
            <text:p>17201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2" calcext:value-type="float">
            <text:p>17202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3" calcext:value-type="float">
            <text:p>1720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4" calcext:value-type="float">
            <text:p>1720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5" calcext:value-type="float">
            <text:p>1720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6" calcext:value-type="float">
            <text:p>1720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7" calcext:value-type="float">
            <text:p>1720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8" calcext:value-type="float">
            <text:p>1720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9" calcext:value-type="float">
            <text:p>1720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2" calcext:value-type="float">
            <text:p>17212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3" calcext:value-type="float">
            <text:p>1721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4" calcext:value-type="float">
            <text:p>1721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5" calcext:value-type="float">
            <text:p>17215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7" calcext:value-type="float">
            <text:p>17217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8" calcext:value-type="float">
            <text:p>1721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0" calcext:value-type="float">
            <text:p>1722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1" calcext:value-type="float">
            <text:p>1722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2" calcext:value-type="float">
            <text:p>17222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23" calcext:value-type="float">
            <text:p>17223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24" calcext:value-type="float">
            <text:p>1722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5" calcext:value-type="float">
            <text:p>1722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6" calcext:value-type="float">
            <text:p>172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7" calcext:value-type="float">
            <text:p>17227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8" calcext:value-type="float">
            <text:p>1722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9" calcext:value-type="float">
            <text:p>17229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1" calcext:value-type="float">
            <text:p>1723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2" calcext:value-type="float">
            <text:p>1723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3" calcext:value-type="float">
            <text:p>1723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4" calcext:value-type="float">
            <text:p>1723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5" calcext:value-type="float">
            <text:p>1723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7" calcext:value-type="float">
            <text:p>1723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8" calcext:value-type="float">
            <text:p>17238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9" calcext:value-type="float">
            <text:p>1723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1" calcext:value-type="float">
            <text:p>1724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2" calcext:value-type="float">
            <text:p>17242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3" calcext:value-type="float">
            <text:p>17243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4" calcext:value-type="float">
            <text:p>17244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5" calcext:value-type="float">
            <text:p>1724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6" calcext:value-type="float">
            <text:p>17246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7" calcext:value-type="float">
            <text:p>1724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8" calcext:value-type="float">
            <text:p>1724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9" calcext:value-type="float">
            <text:p>17249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2" calcext:value-type="float">
            <text:p>1725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3" calcext:value-type="float">
            <text:p>1725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4" calcext:value-type="float">
            <text:p>1725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5" calcext:value-type="float">
            <text:p>1725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6" calcext:value-type="float">
            <text:p>1725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7" calcext:value-type="float">
            <text:p>1725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8" calcext:value-type="float">
            <text:p>1725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9" calcext:value-type="float">
            <text:p>17259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1" calcext:value-type="float">
            <text:p>1726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2" calcext:value-type="float">
            <text:p>1726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3" calcext:value-type="float">
            <text:p>1726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4" calcext:value-type="float">
            <text:p>1726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5" calcext:value-type="float">
            <text:p>17265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7" calcext:value-type="float">
            <text:p>1726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8" calcext:value-type="float">
            <text:p>1726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9" calcext:value-type="float">
            <text:p>17269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71" calcext:value-type="float">
            <text:p>1727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2" calcext:value-type="float">
            <text:p>1727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3" calcext:value-type="float">
            <text:p>1727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4" calcext:value-type="float">
            <text:p>1727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5" calcext:value-type="float">
            <text:p>17275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7" calcext:value-type="float">
            <text:p>1727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8" calcext:value-type="float">
            <text:p>1727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9" calcext:value-type="float">
            <text:p>17279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1" calcext:value-type="float">
            <text:p>1728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3" calcext:value-type="float">
            <text:p>1728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5" calcext:value-type="float">
            <text:p>1728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6" calcext:value-type="float">
            <text:p>1728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5" calcext:value-type="float">
            <text:p>17295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6" calcext:value-type="float">
            <text:p>1729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7" calcext:value-type="float">
            <text:p>17297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9" calcext:value-type="float">
            <text:p>17299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2" calcext:value-type="float">
            <text:p>17302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03" calcext:value-type="float">
            <text:p>17303</text:p>
          </table:table-cell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04" calcext:value-type="float">
            <text:p>17304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05" calcext:value-type="float">
            <text:p>17305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06" calcext:value-type="float">
            <text:p>17306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07" calcext:value-type="float">
            <text:p>17307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08" calcext:value-type="float">
            <text:p>17308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9" calcext:value-type="float">
            <text:p>17309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1" calcext:value-type="float">
            <text:p>1731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2" calcext:value-type="float">
            <text:p>1731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3" calcext:value-type="float">
            <text:p>17313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14" calcext:value-type="float">
            <text:p>17314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15" calcext:value-type="float">
            <text:p>17315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6" calcext:value-type="float">
            <text:p>17316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17" calcext:value-type="float">
            <text:p>1731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8" calcext:value-type="float">
            <text:p>1731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9" calcext:value-type="float">
            <text:p>1731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1" calcext:value-type="float">
            <text:p>17321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3" calcext:value-type="float">
            <text:p>1732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4" calcext:value-type="float">
            <text:p>17324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25" calcext:value-type="float">
            <text:p>1732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6" calcext:value-type="float">
            <text:p>17326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7" calcext:value-type="float">
            <text:p>1732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8" calcext:value-type="float">
            <text:p>1732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9" calcext:value-type="float">
            <text:p>1732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30" calcext:value-type="float">
            <text:p>1733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31" calcext:value-type="float">
            <text:p>1733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32" calcext:value-type="float">
            <text:p>1733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33" calcext:value-type="float">
            <text:p>17333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34" calcext:value-type="float">
            <text:p>17334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35" calcext:value-type="float">
            <text:p>1733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36" calcext:value-type="float">
            <text:p>1733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37" calcext:value-type="float">
            <text:p>1733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38" calcext:value-type="float">
            <text:p>1733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39" calcext:value-type="float">
            <text:p>17339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41" calcext:value-type="float">
            <text:p>17341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42" calcext:value-type="float">
            <text:p>17342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43" calcext:value-type="float">
            <text:p>1734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44" calcext:value-type="float">
            <text:p>17344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45" calcext:value-type="float">
            <text:p>17345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46" calcext:value-type="float">
            <text:p>17346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47" calcext:value-type="float">
            <text:p>17347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48" calcext:value-type="float">
            <text:p>17348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49" calcext:value-type="float">
            <text:p>17349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1" calcext:value-type="float">
            <text:p>1735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2" calcext:value-type="float">
            <text:p>1735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3" calcext:value-type="float">
            <text:p>17353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5" calcext:value-type="float">
            <text:p>17355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7" calcext:value-type="float">
            <text:p>17357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8" calcext:value-type="float">
            <text:p>1735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9" calcext:value-type="float">
            <text:p>1735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0" calcext:value-type="float">
            <text:p>17360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61" calcext:value-type="float">
            <text:p>17361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2" calcext:value-type="float">
            <text:p>17362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3" calcext:value-type="float">
            <text:p>17363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4" calcext:value-type="float">
            <text:p>17364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5" calcext:value-type="float">
            <text:p>17365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6" calcext:value-type="float">
            <text:p>17366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7" calcext:value-type="float">
            <text:p>1736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68" calcext:value-type="float">
            <text:p>17368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9" calcext:value-type="float">
            <text:p>17369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70" calcext:value-type="float">
            <text:p>1737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17371" calcext:value-type="float">
            <text:p>1737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17372" calcext:value-type="float">
            <text:p>1737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73" calcext:value-type="float">
            <text:p>1737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74" calcext:value-type="float">
            <text:p>17374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75" calcext:value-type="float">
            <text:p>17375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76" calcext:value-type="float">
            <text:p>17376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77" calcext:value-type="float">
            <text:p>17377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78" calcext:value-type="float">
            <text:p>17378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79" calcext:value-type="float">
            <text:p>17379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0" calcext:value-type="float">
            <text:p>1738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1" calcext:value-type="float">
            <text:p>1738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3" calcext:value-type="float">
            <text:p>1738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4" calcext:value-type="float">
            <text:p>1738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5" calcext:value-type="float">
            <text:p>1738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7" calcext:value-type="float">
            <text:p>1738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8" calcext:value-type="float">
            <text:p>1738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89" calcext:value-type="float">
            <text:p>17389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90" calcext:value-type="float">
            <text:p>1739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91" calcext:value-type="float">
            <text:p>1739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92" calcext:value-type="float">
            <text:p>1739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93" calcext:value-type="float">
            <text:p>1739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94" calcext:value-type="float">
            <text:p>17394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95" calcext:value-type="float">
            <text:p>17395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96" calcext:value-type="float">
            <text:p>17396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97" calcext:value-type="float">
            <text:p>1739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98" calcext:value-type="float">
            <text:p>1739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99" calcext:value-type="float">
            <text:p>17399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1" calcext:value-type="float">
            <text:p>17401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2" calcext:value-type="float">
            <text:p>17402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3" calcext:value-type="float">
            <text:p>17403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4" calcext:value-type="float">
            <text:p>1740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05" calcext:value-type="float">
            <text:p>17405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06" calcext:value-type="float">
            <text:p>17406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07" calcext:value-type="float">
            <text:p>17407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09" calcext:value-type="float">
            <text:p>17409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2" calcext:value-type="float">
            <text:p>174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3" calcext:value-type="float">
            <text:p>174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4" calcext:value-type="float">
            <text:p>1741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5" calcext:value-type="float">
            <text:p>1741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6" calcext:value-type="float">
            <text:p>1741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8" calcext:value-type="float">
            <text:p>1741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9" calcext:value-type="float">
            <text:p>17419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20" calcext:value-type="float">
            <text:p>1742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21" calcext:value-type="float">
            <text:p>17421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22" calcext:value-type="float">
            <text:p>17422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23" calcext:value-type="float">
            <text:p>17423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24" calcext:value-type="float">
            <text:p>17424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25" calcext:value-type="float">
            <text:p>17425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26" calcext:value-type="float">
            <text:p>17426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27" calcext:value-type="float">
            <text:p>17427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28" calcext:value-type="float">
            <text:p>17428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29" calcext:value-type="float">
            <text:p>17429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30" calcext:value-type="float">
            <text:p>1743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31" calcext:value-type="float">
            <text:p>17431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2" calcext:value-type="float">
            <text:p>17432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3" calcext:value-type="float">
            <text:p>17433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4" calcext:value-type="float">
            <text:p>17434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5" calcext:value-type="float">
            <text:p>17435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36" calcext:value-type="float">
            <text:p>17436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7" calcext:value-type="float">
            <text:p>17437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38" calcext:value-type="float">
            <text:p>17438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9" calcext:value-type="float">
            <text:p>17439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1" calcext:value-type="float">
            <text:p>1744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2" calcext:value-type="float">
            <text:p>1744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3" calcext:value-type="float">
            <text:p>17443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4" calcext:value-type="float">
            <text:p>1744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5" calcext:value-type="float">
            <text:p>1744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6" calcext:value-type="float">
            <text:p>17446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7" calcext:value-type="float">
            <text:p>17447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8" calcext:value-type="float">
            <text:p>17448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2" calcext:value-type="float">
            <text:p>1745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3" calcext:value-type="float">
            <text:p>17453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54" calcext:value-type="float">
            <text:p>1745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5" calcext:value-type="float">
            <text:p>1745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6" calcext:value-type="float">
            <text:p>1745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7" calcext:value-type="float">
            <text:p>1745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8" calcext:value-type="float">
            <text:p>17458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9" calcext:value-type="float">
            <text:p>1745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61" calcext:value-type="float">
            <text:p>1746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62" calcext:value-type="float">
            <text:p>17462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63" calcext:value-type="float">
            <text:p>17463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64" calcext:value-type="float">
            <text:p>1746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65" calcext:value-type="float">
            <text:p>1746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66" calcext:value-type="float">
            <text:p>17466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67" calcext:value-type="float">
            <text:p>17467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68" calcext:value-type="float">
            <text:p>17468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69" calcext:value-type="float">
            <text:p>17469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70" calcext:value-type="float">
            <text:p>17470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71" calcext:value-type="float">
            <text:p>17471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2" calcext:value-type="float">
            <text:p>17472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3" calcext:value-type="float">
            <text:p>1747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74" calcext:value-type="float">
            <text:p>17474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5" calcext:value-type="float">
            <text:p>17475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6" calcext:value-type="float">
            <text:p>17476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7" calcext:value-type="float">
            <text:p>17477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8" calcext:value-type="float">
            <text:p>17478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9" calcext:value-type="float">
            <text:p>17479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80" calcext:value-type="float">
            <text:p>17480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81" calcext:value-type="float">
            <text:p>1748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83" calcext:value-type="float">
            <text:p>17483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85" calcext:value-type="float">
            <text:p>17485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86" calcext:value-type="float">
            <text:p>17486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87" calcext:value-type="float">
            <text:p>1748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88" calcext:value-type="float">
            <text:p>17488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89" calcext:value-type="float">
            <text:p>17489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90" calcext:value-type="float">
            <text:p>17490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1" calcext:value-type="float">
            <text:p>17491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2" calcext:value-type="float">
            <text:p>17492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3" calcext:value-type="float">
            <text:p>17493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4" calcext:value-type="float">
            <text:p>1749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5" calcext:value-type="float">
            <text:p>17495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96" calcext:value-type="float">
            <text:p>17496</text:p>
          </table:table-cell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97" calcext:value-type="float">
            <text:p>17497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98" calcext:value-type="float">
            <text:p>1749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9" calcext:value-type="float">
            <text:p>17499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1" calcext:value-type="float">
            <text:p>17501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2" calcext:value-type="float">
            <text:p>17502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3" calcext:value-type="float">
            <text:p>17503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4" calcext:value-type="float">
            <text:p>17504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5" calcext:value-type="float">
            <text:p>17505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6" calcext:value-type="float">
            <text:p>17506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7" calcext:value-type="float">
            <text:p>17507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08" calcext:value-type="float">
            <text:p>17508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09" calcext:value-type="float">
            <text:p>17509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11" calcext:value-type="float">
            <text:p>1751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12" calcext:value-type="float">
            <text:p>17512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13" calcext:value-type="float">
            <text:p>17513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14" calcext:value-type="float">
            <text:p>17514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16" calcext:value-type="float">
            <text:p>1751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17" calcext:value-type="float">
            <text:p>17517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18" calcext:value-type="float">
            <text:p>17518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19" calcext:value-type="float">
            <text:p>17519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20" calcext:value-type="float">
            <text:p>175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21" calcext:value-type="float">
            <text:p>17521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2" calcext:value-type="float">
            <text:p>17522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3" calcext:value-type="float">
            <text:p>17523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4" calcext:value-type="float">
            <text:p>17524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5" calcext:value-type="float">
            <text:p>1752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6" calcext:value-type="float">
            <text:p>17526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7" calcext:value-type="float">
            <text:p>17527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8" calcext:value-type="float">
            <text:p>1752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9" calcext:value-type="float">
            <text:p>1752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1" calcext:value-type="float">
            <text:p>17531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2" calcext:value-type="float">
            <text:p>17532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3" calcext:value-type="float">
            <text:p>1753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4" calcext:value-type="float">
            <text:p>17534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5" calcext:value-type="float">
            <text:p>17535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6" calcext:value-type="float">
            <text:p>1753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7" calcext:value-type="float">
            <text:p>17537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8" calcext:value-type="float">
            <text:p>17538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9" calcext:value-type="float">
            <text:p>17539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41" calcext:value-type="float">
            <text:p>17541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42" calcext:value-type="float">
            <text:p>17542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43" calcext:value-type="float">
            <text:p>17543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44" calcext:value-type="float">
            <text:p>17544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45" calcext:value-type="float">
            <text:p>17545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46" calcext:value-type="float">
            <text:p>17546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47" calcext:value-type="float">
            <text:p>17547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48" calcext:value-type="float">
            <text:p>17548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49" calcext:value-type="float">
            <text:p>17549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51" calcext:value-type="float">
            <text:p>1755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52" calcext:value-type="float">
            <text:p>17552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53" calcext:value-type="float">
            <text:p>1755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54" calcext:value-type="float">
            <text:p>17554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55" calcext:value-type="float">
            <text:p>1755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56" calcext:value-type="float">
            <text:p>17556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57" calcext:value-type="float">
            <text:p>1755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58" calcext:value-type="float">
            <text:p>17558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59" calcext:value-type="float">
            <text:p>17559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1" calcext:value-type="float">
            <text:p>17561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2" calcext:value-type="float">
            <text:p>17562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3" calcext:value-type="float">
            <text:p>17563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4" calcext:value-type="float">
            <text:p>17564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5" calcext:value-type="float">
            <text:p>17565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6" calcext:value-type="float">
            <text:p>17566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7" calcext:value-type="float">
            <text:p>17567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9" calcext:value-type="float">
            <text:p>17569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1" calcext:value-type="float">
            <text:p>17571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2" calcext:value-type="float">
            <text:p>17572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3" calcext:value-type="float">
            <text:p>17573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4" calcext:value-type="float">
            <text:p>1757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5" calcext:value-type="float">
            <text:p>1757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6" calcext:value-type="float">
            <text:p>17576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7" calcext:value-type="float">
            <text:p>17577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8" calcext:value-type="float">
            <text:p>17578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79" calcext:value-type="float">
            <text:p>17579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1" calcext:value-type="float">
            <text:p>17581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82" calcext:value-type="float">
            <text:p>1758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3" calcext:value-type="float">
            <text:p>1758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4" calcext:value-type="float">
            <text:p>17584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5" calcext:value-type="float">
            <text:p>1758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6" calcext:value-type="float">
            <text:p>1758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7" calcext:value-type="float">
            <text:p>17587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8" calcext:value-type="float">
            <text:p>17588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1" calcext:value-type="float">
            <text:p>17591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2" calcext:value-type="float">
            <text:p>17592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3" calcext:value-type="float">
            <text:p>17593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4" calcext:value-type="float">
            <text:p>17594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5" calcext:value-type="float">
            <text:p>1759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6" calcext:value-type="float">
            <text:p>17596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7" calcext:value-type="float">
            <text:p>1759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8" calcext:value-type="float">
            <text:p>1759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9" calcext:value-type="float">
            <text:p>17599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1" calcext:value-type="float">
            <text:p>1760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2" calcext:value-type="float">
            <text:p>1760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3" calcext:value-type="float">
            <text:p>1760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4" calcext:value-type="float">
            <text:p>1760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5" calcext:value-type="float">
            <text:p>17605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6" calcext:value-type="float">
            <text:p>1760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7" calcext:value-type="float">
            <text:p>1760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8" calcext:value-type="float">
            <text:p>17608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09" calcext:value-type="float">
            <text:p>17609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11" calcext:value-type="float">
            <text:p>17611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12" calcext:value-type="float">
            <text:p>1761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13" calcext:value-type="float">
            <text:p>1761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15" calcext:value-type="float">
            <text:p>17615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16" calcext:value-type="float">
            <text:p>17616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17" calcext:value-type="float">
            <text:p>1761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18" calcext:value-type="float">
            <text:p>17618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19" calcext:value-type="float">
            <text:p>17619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20" calcext:value-type="float">
            <text:p>17620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21" calcext:value-type="float">
            <text:p>17621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22" calcext:value-type="float">
            <text:p>1762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23" calcext:value-type="float">
            <text:p>17623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24" calcext:value-type="float">
            <text:p>1762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25" calcext:value-type="float">
            <text:p>176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26" calcext:value-type="float">
            <text:p>17626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27" calcext:value-type="float">
            <text:p>17627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28" calcext:value-type="float">
            <text:p>17628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29" calcext:value-type="float">
            <text:p>1762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30" calcext:value-type="float">
            <text:p>1763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31" calcext:value-type="float">
            <text:p>17631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32" calcext:value-type="float">
            <text:p>17632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33" calcext:value-type="float">
            <text:p>17633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34" calcext:value-type="float">
            <text:p>17634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35" calcext:value-type="float">
            <text:p>17635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37" calcext:value-type="float">
            <text:p>17637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38" calcext:value-type="float">
            <text:p>17638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39" calcext:value-type="float">
            <text:p>17639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41" calcext:value-type="float">
            <text:p>1764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42" calcext:value-type="float">
            <text:p>17642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43" calcext:value-type="float">
            <text:p>17643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44" calcext:value-type="float">
            <text:p>17644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45" calcext:value-type="float">
            <text:p>17645</text:p>
          </table:table-cell>
          <table:table-cell table:number-columns-repeated="3"/>
        </table:table-row>
        <table:table-row table:style-name="ro1">
          <table:table-cell office:value-type="float" office:value="17646" calcext:value-type="float">
            <text:p>17646</text:p>
          </table:table-cell>
          <table:table-cell table:number-columns-repeated="3"/>
        </table:table-row>
        <table:table-row table:style-name="ro1">
          <table:table-cell office:value-type="float" office:value="17647" calcext:value-type="float">
            <text:p>17647</text:p>
          </table:table-cell>
          <table:table-cell table:number-columns-repeated="3"/>
        </table:table-row>
        <table:table-row table:style-name="ro1">
          <table:table-cell office:value-type="float" office:value="17648" calcext:value-type="float">
            <text:p>17648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49" calcext:value-type="float">
            <text:p>17649</text:p>
          </table:table-cell>
          <table:table-cell table:number-columns-repeated="3"/>
        </table:table-row>
        <table:table-row table:style-name="ro1">
          <table:table-cell office:value-type="float" office:value="17650" calcext:value-type="float">
            <text:p>17650</text:p>
          </table:table-cell>
          <table:table-cell table:number-columns-repeated="3"/>
        </table:table-row>
        <table:table-row table:style-name="ro1">
          <table:table-cell office:value-type="float" office:value="17651" calcext:value-type="float">
            <text:p>17651</text:p>
          </table:table-cell>
          <table:table-cell table:number-columns-repeated="3"/>
        </table:table-row>
        <table:table-row table:style-name="ro1">
          <table:table-cell office:value-type="float" office:value="17652" calcext:value-type="float">
            <text:p>17652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53" calcext:value-type="float">
            <text:p>17653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54" calcext:value-type="float">
            <text:p>17654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55" calcext:value-type="float">
            <text:p>17655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56" calcext:value-type="float">
            <text:p>17656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57" calcext:value-type="float">
            <text:p>17657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58" calcext:value-type="float">
            <text:p>1765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59" calcext:value-type="float">
            <text:p>17659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60" calcext:value-type="float">
            <text:p>1766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61" calcext:value-type="float">
            <text:p>17661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2" calcext:value-type="float">
            <text:p>1766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3" calcext:value-type="float">
            <text:p>17663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65" calcext:value-type="float">
            <text:p>1766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66" calcext:value-type="float">
            <text:p>17666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7" calcext:value-type="float">
            <text:p>17667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8" calcext:value-type="float">
            <text:p>17668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9" calcext:value-type="float">
            <text:p>17669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0" calcext:value-type="float">
            <text:p>17670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1" calcext:value-type="float">
            <text:p>17671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2" calcext:value-type="float">
            <text:p>17672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3" calcext:value-type="float">
            <text:p>17673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4" calcext:value-type="float">
            <text:p>17674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75" calcext:value-type="float">
            <text:p>17675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6" calcext:value-type="float">
            <text:p>17676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7" calcext:value-type="float">
            <text:p>17677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8" calcext:value-type="float">
            <text:p>17678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9" calcext:value-type="float">
            <text:p>17679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1" calcext:value-type="float">
            <text:p>17681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2" calcext:value-type="float">
            <text:p>17682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83" calcext:value-type="float">
            <text:p>17683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84" calcext:value-type="float">
            <text:p>17684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85" calcext:value-type="float">
            <text:p>1768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6" calcext:value-type="float">
            <text:p>17686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7" calcext:value-type="float">
            <text:p>17687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8" calcext:value-type="float">
            <text:p>17688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89" calcext:value-type="float">
            <text:p>17689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90" calcext:value-type="float">
            <text:p>1769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91" calcext:value-type="float">
            <text:p>1769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92" calcext:value-type="float">
            <text:p>1769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93" calcext:value-type="float">
            <text:p>1769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94" calcext:value-type="float">
            <text:p>17694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95" calcext:value-type="float">
            <text:p>1769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96" calcext:value-type="float">
            <text:p>1769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97" calcext:value-type="float">
            <text:p>17697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98" calcext:value-type="float">
            <text:p>17698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99" calcext:value-type="float">
            <text:p>17699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2" calcext:value-type="float">
            <text:p>17702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4" calcext:value-type="float">
            <text:p>17704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5" calcext:value-type="float">
            <text:p>1770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6" calcext:value-type="float">
            <text:p>1770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7" calcext:value-type="float">
            <text:p>1770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8" calcext:value-type="float">
            <text:p>17708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09" calcext:value-type="float">
            <text:p>17709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1" calcext:value-type="float">
            <text:p>17711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2" calcext:value-type="float">
            <text:p>1771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3" calcext:value-type="float">
            <text:p>17713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4" calcext:value-type="float">
            <text:p>17714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5" calcext:value-type="float">
            <text:p>17715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6" calcext:value-type="float">
            <text:p>17716</text:p>
          </table:table-cell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7" calcext:value-type="float">
            <text:p>17717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8" calcext:value-type="float">
            <text:p>17718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9" calcext:value-type="float">
            <text:p>17719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1" calcext:value-type="float">
            <text:p>177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2" calcext:value-type="float">
            <text:p>17722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3" calcext:value-type="float">
            <text:p>17723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4" calcext:value-type="float">
            <text:p>17724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5" calcext:value-type="float">
            <text:p>1772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6" calcext:value-type="float">
            <text:p>17726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7" calcext:value-type="float">
            <text:p>17727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8" calcext:value-type="float">
            <text:p>17728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9" calcext:value-type="float">
            <text:p>17729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0" calcext:value-type="float">
            <text:p>17730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1" calcext:value-type="float">
            <text:p>1773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2" calcext:value-type="float">
            <text:p>17732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3" calcext:value-type="float">
            <text:p>17733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4" calcext:value-type="float">
            <text:p>17734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5" calcext:value-type="float">
            <text:p>17735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6" calcext:value-type="float">
            <text:p>17736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7" calcext:value-type="float">
            <text:p>17737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8" calcext:value-type="float">
            <text:p>17738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9" calcext:value-type="float">
            <text:p>17739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1" calcext:value-type="float">
            <text:p>17741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2" calcext:value-type="float">
            <text:p>17742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3" calcext:value-type="float">
            <text:p>17743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4" calcext:value-type="float">
            <text:p>17744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5" calcext:value-type="float">
            <text:p>17745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6" calcext:value-type="float">
            <text:p>17746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7" calcext:value-type="float">
            <text:p>17747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8" calcext:value-type="float">
            <text:p>17748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49" calcext:value-type="float">
            <text:p>17749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1" calcext:value-type="float">
            <text:p>17751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2" calcext:value-type="float">
            <text:p>17752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3" calcext:value-type="float">
            <text:p>17753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4" calcext:value-type="float">
            <text:p>17754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5" calcext:value-type="float">
            <text:p>17755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6" calcext:value-type="float">
            <text:p>17756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7" calcext:value-type="float">
            <text:p>1775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8" calcext:value-type="float">
            <text:p>17758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59" calcext:value-type="float">
            <text:p>17759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1" calcext:value-type="float">
            <text:p>1776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2" calcext:value-type="float">
            <text:p>17762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3" calcext:value-type="float">
            <text:p>17763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4" calcext:value-type="float">
            <text:p>17764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5" calcext:value-type="float">
            <text:p>1776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6" calcext:value-type="float">
            <text:p>17766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8" calcext:value-type="float">
            <text:p>17768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9" calcext:value-type="float">
            <text:p>17769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1" calcext:value-type="float">
            <text:p>17771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2" calcext:value-type="float">
            <text:p>17772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3" calcext:value-type="float">
            <text:p>17773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4" calcext:value-type="float">
            <text:p>17774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76" calcext:value-type="float">
            <text:p>17776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8" calcext:value-type="float">
            <text:p>17778</text:p>
          </table:table-cell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9" calcext:value-type="float">
            <text:p>17779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0" calcext:value-type="float">
            <text:p>17780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1" calcext:value-type="float">
            <text:p>17781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2" calcext:value-type="float">
            <text:p>17782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3" calcext:value-type="float">
            <text:p>17783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4" calcext:value-type="float">
            <text:p>17784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85" calcext:value-type="float">
            <text:p>17785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86" calcext:value-type="float">
            <text:p>1778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87" calcext:value-type="float">
            <text:p>17787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88" calcext:value-type="float">
            <text:p>17788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9" calcext:value-type="float">
            <text:p>17789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90" calcext:value-type="float">
            <text:p>17790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91" calcext:value-type="float">
            <text:p>1779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92" calcext:value-type="float">
            <text:p>17792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93" calcext:value-type="float">
            <text:p>1779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4" calcext:value-type="float">
            <text:p>1779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6" calcext:value-type="float">
            <text:p>17796</text:p>
          </table:table-cell>
          <table:table-cell table:number-columns-repeated="3"/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8" calcext:value-type="float">
            <text:p>1779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9" calcext:value-type="float">
            <text:p>17799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1" calcext:value-type="float">
            <text:p>17801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02" calcext:value-type="float">
            <text:p>17802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3" calcext:value-type="float">
            <text:p>17803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4" calcext:value-type="float">
            <text:p>17804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6" calcext:value-type="float">
            <text:p>17806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7" calcext:value-type="float">
            <text:p>17807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8" calcext:value-type="float">
            <text:p>17808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09" calcext:value-type="float">
            <text:p>17809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1" calcext:value-type="float">
            <text:p>17811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13" calcext:value-type="float">
            <text:p>17813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14" calcext:value-type="float">
            <text:p>17814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5" calcext:value-type="float">
            <text:p>17815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6" calcext:value-type="float">
            <text:p>17816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7" calcext:value-type="float">
            <text:p>17817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8" calcext:value-type="float">
            <text:p>17818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19" calcext:value-type="float">
            <text:p>1781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20" calcext:value-type="float">
            <text:p>17820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21" calcext:value-type="float">
            <text:p>17821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23" calcext:value-type="float">
            <text:p>17823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24" calcext:value-type="float">
            <text:p>17824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25" calcext:value-type="float">
            <text:p>1782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26" calcext:value-type="float">
            <text:p>17826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27" calcext:value-type="float">
            <text:p>17827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28" calcext:value-type="float">
            <text:p>17828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29" calcext:value-type="float">
            <text:p>17829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30" calcext:value-type="float">
            <text:p>1783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31" calcext:value-type="float">
            <text:p>17831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32" calcext:value-type="float">
            <text:p>1783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33" calcext:value-type="float">
            <text:p>17833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34" calcext:value-type="float">
            <text:p>17834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35" calcext:value-type="float">
            <text:p>17835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36" calcext:value-type="float">
            <text:p>17836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37" calcext:value-type="float">
            <text:p>17837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39" calcext:value-type="float">
            <text:p>17839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1" calcext:value-type="float">
            <text:p>1784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2" calcext:value-type="float">
            <text:p>1784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3" calcext:value-type="float">
            <text:p>17843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4" calcext:value-type="float">
            <text:p>1784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6" calcext:value-type="float">
            <text:p>17846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7" calcext:value-type="float">
            <text:p>1784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8" calcext:value-type="float">
            <text:p>1784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49" calcext:value-type="float">
            <text:p>17849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50" calcext:value-type="float">
            <text:p>17850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51" calcext:value-type="float">
            <text:p>17851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2" calcext:value-type="float">
            <text:p>17852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3" calcext:value-type="float">
            <text:p>17853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54" calcext:value-type="float">
            <text:p>17854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5" calcext:value-type="float">
            <text:p>17855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7" calcext:value-type="float">
            <text:p>17857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8" calcext:value-type="float">
            <text:p>17858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0" calcext:value-type="float">
            <text:p>17860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2" calcext:value-type="float">
            <text:p>1786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4" calcext:value-type="float">
            <text:p>17864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6" calcext:value-type="float">
            <text:p>17866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8" calcext:value-type="float">
            <text:p>17868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4" calcext:value-type="float">
            <text:p>17874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5" calcext:value-type="float">
            <text:p>17875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6" calcext:value-type="float">
            <text:p>17876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7" calcext:value-type="float">
            <text:p>17877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8" calcext:value-type="float">
            <text:p>17878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79" calcext:value-type="float">
            <text:p>17879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1" calcext:value-type="float">
            <text:p>17881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2" calcext:value-type="float">
            <text:p>1788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3" calcext:value-type="float">
            <text:p>1788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5" calcext:value-type="float">
            <text:p>17885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6" calcext:value-type="float">
            <text:p>17886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87" calcext:value-type="float">
            <text:p>17887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88" calcext:value-type="float">
            <text:p>17888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89" calcext:value-type="float">
            <text:p>1788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0" calcext:value-type="float">
            <text:p>1789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1" calcext:value-type="float">
            <text:p>1789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2" calcext:value-type="float">
            <text:p>17892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3" calcext:value-type="float">
            <text:p>17893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4" calcext:value-type="float">
            <text:p>1789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5" calcext:value-type="float">
            <text:p>17895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6" calcext:value-type="float">
            <text:p>17896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97" calcext:value-type="float">
            <text:p>17897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98" calcext:value-type="float">
            <text:p>17898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99" calcext:value-type="float">
            <text:p>17899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2" calcext:value-type="float">
            <text:p>17902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3" calcext:value-type="float">
            <text:p>17903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4" calcext:value-type="float">
            <text:p>17904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5" calcext:value-type="float">
            <text:p>17905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6" calcext:value-type="float">
            <text:p>17906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7" calcext:value-type="float">
            <text:p>17907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8" calcext:value-type="float">
            <text:p>17908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9" calcext:value-type="float">
            <text:p>17909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1" calcext:value-type="float">
            <text:p>17911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2" calcext:value-type="float">
            <text:p>17912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13" calcext:value-type="float">
            <text:p>17913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4" calcext:value-type="float">
            <text:p>17914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5" calcext:value-type="float">
            <text:p>17915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6" calcext:value-type="float">
            <text:p>17916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7" calcext:value-type="float">
            <text:p>1791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8" calcext:value-type="float">
            <text:p>17918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19" calcext:value-type="float">
            <text:p>17919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21" calcext:value-type="float">
            <text:p>17921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22" calcext:value-type="float">
            <text:p>17922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23" calcext:value-type="float">
            <text:p>17923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24" calcext:value-type="float">
            <text:p>17924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25" calcext:value-type="float">
            <text:p>17925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26" calcext:value-type="float">
            <text:p>17926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27" calcext:value-type="float">
            <text:p>17927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28" calcext:value-type="float">
            <text:p>17928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29" calcext:value-type="float">
            <text:p>17929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30" calcext:value-type="float">
            <text:p>1793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31" calcext:value-type="float">
            <text:p>17931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2" calcext:value-type="float">
            <text:p>1793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3" calcext:value-type="float">
            <text:p>17933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4" calcext:value-type="float">
            <text:p>17934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5" calcext:value-type="float">
            <text:p>17935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6" calcext:value-type="float">
            <text:p>1793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7" calcext:value-type="float">
            <text:p>17937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8" calcext:value-type="float">
            <text:p>1793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9" calcext:value-type="float">
            <text:p>17939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41" calcext:value-type="float">
            <text:p>17941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42" calcext:value-type="float">
            <text:p>1794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43" calcext:value-type="float">
            <text:p>17943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4" calcext:value-type="float">
            <text:p>17944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5" calcext:value-type="float">
            <text:p>17945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6" calcext:value-type="float">
            <text:p>17946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7" calcext:value-type="float">
            <text:p>17947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8" calcext:value-type="float">
            <text:p>1794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50" calcext:value-type="float">
            <text:p>1795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1" calcext:value-type="float">
            <text:p>17951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2" calcext:value-type="float">
            <text:p>17952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3" calcext:value-type="float">
            <text:p>17953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4" calcext:value-type="float">
            <text:p>17954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5" calcext:value-type="float">
            <text:p>1795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6" calcext:value-type="float">
            <text:p>17956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7" calcext:value-type="float">
            <text:p>17957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8" calcext:value-type="float">
            <text:p>17958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9" calcext:value-type="float">
            <text:p>17959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61" calcext:value-type="float">
            <text:p>17961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62" calcext:value-type="float">
            <text:p>17962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63" calcext:value-type="float">
            <text:p>17963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64" calcext:value-type="float">
            <text:p>17964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66" calcext:value-type="float">
            <text:p>17966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67" calcext:value-type="float">
            <text:p>17967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68" calcext:value-type="float">
            <text:p>17968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69" calcext:value-type="float">
            <text:p>17969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0" calcext:value-type="float">
            <text:p>17970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1" calcext:value-type="float">
            <text:p>17971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2" calcext:value-type="float">
            <text:p>17972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3" calcext:value-type="float">
            <text:p>17973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4" calcext:value-type="float">
            <text:p>17974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5" calcext:value-type="float">
            <text:p>17975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6" calcext:value-type="float">
            <text:p>17976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7" calcext:value-type="float">
            <text:p>17977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78" calcext:value-type="float">
            <text:p>17978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9" calcext:value-type="float">
            <text:p>17979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80" calcext:value-type="float">
            <text:p>17980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81" calcext:value-type="float">
            <text:p>17981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82" calcext:value-type="float">
            <text:p>17982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83" calcext:value-type="float">
            <text:p>17983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4" calcext:value-type="float">
            <text:p>17984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5" calcext:value-type="float">
            <text:p>17985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6" calcext:value-type="float">
            <text:p>1798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7" calcext:value-type="float">
            <text:p>17987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8" calcext:value-type="float">
            <text:p>17988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9" calcext:value-type="float">
            <text:p>17989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90" calcext:value-type="float">
            <text:p>1799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92" calcext:value-type="float">
            <text:p>17992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93" calcext:value-type="float">
            <text:p>17993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94" calcext:value-type="float">
            <text:p>17994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95" calcext:value-type="float">
            <text:p>17995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96" calcext:value-type="float">
            <text:p>1799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97" calcext:value-type="float">
            <text:p>17997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98" calcext:value-type="float">
            <text:p>17998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99" calcext:value-type="float">
            <text:p>17999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3" calcext:value-type="float">
            <text:p>18003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4" calcext:value-type="float">
            <text:p>18004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5" calcext:value-type="float">
            <text:p>18005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6" calcext:value-type="float">
            <text:p>1800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7" calcext:value-type="float">
            <text:p>18007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8" calcext:value-type="float">
            <text:p>18008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3" calcext:value-type="float">
            <text:p>18013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4" calcext:value-type="float">
            <text:p>18014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5" calcext:value-type="float">
            <text:p>18015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7" calcext:value-type="float">
            <text:p>18017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8" calcext:value-type="float">
            <text:p>18018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9" calcext:value-type="float">
            <text:p>18019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21" calcext:value-type="float">
            <text:p>18021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22" calcext:value-type="float">
            <text:p>18022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3" calcext:value-type="float">
            <text:p>18023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5" calcext:value-type="float">
            <text:p>18025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7" calcext:value-type="float">
            <text:p>18027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8" calcext:value-type="float">
            <text:p>18028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9" calcext:value-type="float">
            <text:p>18029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30" calcext:value-type="float">
            <text:p>1803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32" calcext:value-type="float">
            <text:p>1803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33" calcext:value-type="float">
            <text:p>18033</text:p>
          </table:table-cell>
          <table:table-cell table:number-columns-repeated="3"/>
        </table:table-row>
        <table:table-row table:style-name="ro1">
          <table:table-cell office:value-type="float" office:value="18034" calcext:value-type="float">
            <text:p>18034</text:p>
          </table:table-cell>
          <table:table-cell table:number-columns-repeated="3"/>
        </table:table-row>
        <table:table-row table:style-name="ro1">
          <table:table-cell office:value-type="float" office:value="18035" calcext:value-type="float">
            <text:p>18035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36" calcext:value-type="float">
            <text:p>18036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37" calcext:value-type="float">
            <text:p>18037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38" calcext:value-type="float">
            <text:p>18038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39" calcext:value-type="float">
            <text:p>18039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41" calcext:value-type="float">
            <text:p>1804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42" calcext:value-type="float">
            <text:p>18042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44" calcext:value-type="float">
            <text:p>18044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45" calcext:value-type="float">
            <text:p>18045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47" calcext:value-type="float">
            <text:p>1804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48" calcext:value-type="float">
            <text:p>18048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49" calcext:value-type="float">
            <text:p>18049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51" calcext:value-type="float">
            <text:p>1805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52" calcext:value-type="float">
            <text:p>18052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53" calcext:value-type="float">
            <text:p>18053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55" calcext:value-type="float">
            <text:p>18055</text:p>
          </table:table-cell>
          <table:table-cell table:number-columns-repeated="3"/>
        </table:table-row>
        <table:table-row table:style-name="ro1">
          <table:table-cell office:value-type="float" office:value="18056" calcext:value-type="float">
            <text:p>18056</text:p>
          </table:table-cell>
          <table:table-cell table:number-columns-repeated="3"/>
        </table:table-row>
        <table:table-row table:style-name="ro1">
          <table:table-cell office:value-type="float" office:value="18057" calcext:value-type="float">
            <text:p>18057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58" calcext:value-type="float">
            <text:p>18058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59" calcext:value-type="float">
            <text:p>18059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1" calcext:value-type="float">
            <text:p>18061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2" calcext:value-type="float">
            <text:p>18062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3" calcext:value-type="float">
            <text:p>18063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4" calcext:value-type="float">
            <text:p>18064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5" calcext:value-type="float">
            <text:p>18065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66" calcext:value-type="float">
            <text:p>18066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7" calcext:value-type="float">
            <text:p>18067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8" calcext:value-type="float">
            <text:p>18068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69" calcext:value-type="float">
            <text:p>18069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1" calcext:value-type="float">
            <text:p>18071</text:p>
          </table:table-cell>
          <table:table-cell table:number-columns-repeated="3"/>
        </table:table-row>
        <table:table-row table:style-name="ro1">
          <table:table-cell office:value-type="float" office:value="18072" calcext:value-type="float">
            <text:p>18072</text:p>
          </table:table-cell>
          <table:table-cell table:number-columns-repeated="3"/>
        </table:table-row>
        <table:table-row table:style-name="ro1">
          <table:table-cell office:value-type="float" office:value="18073" calcext:value-type="float">
            <text:p>18073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4" calcext:value-type="float">
            <text:p>18074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5" calcext:value-type="float">
            <text:p>18075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6" calcext:value-type="float">
            <text:p>18076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7" calcext:value-type="float">
            <text:p>18077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8" calcext:value-type="float">
            <text:p>18078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9" calcext:value-type="float">
            <text:p>18079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1" calcext:value-type="float">
            <text:p>18081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2" calcext:value-type="float">
            <text:p>18082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3" calcext:value-type="float">
            <text:p>1808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4" calcext:value-type="float">
            <text:p>18084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5" calcext:value-type="float">
            <text:p>18085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6" calcext:value-type="float">
            <text:p>18086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7" calcext:value-type="float">
            <text:p>18087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8" calcext:value-type="float">
            <text:p>18088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9" calcext:value-type="float">
            <text:p>18089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0" calcext:value-type="float">
            <text:p>1809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1" calcext:value-type="float">
            <text:p>18091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2" calcext:value-type="float">
            <text:p>18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3" calcext:value-type="float">
            <text:p>18093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4" calcext:value-type="float">
            <text:p>1809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5" calcext:value-type="float">
            <text:p>18095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97" calcext:value-type="float">
            <text:p>18097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8" calcext:value-type="float">
            <text:p>18098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9" calcext:value-type="float">
            <text:p>18099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2" calcext:value-type="float">
            <text:p>18102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3" calcext:value-type="float">
            <text:p>18103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4" calcext:value-type="float">
            <text:p>18104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5" calcext:value-type="float">
            <text:p>18105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6" calcext:value-type="float">
            <text:p>18106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7" calcext:value-type="float">
            <text:p>18107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8" calcext:value-type="float">
            <text:p>18108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9" calcext:value-type="float">
            <text:p>18109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2" calcext:value-type="float">
            <text:p>18112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3" calcext:value-type="float">
            <text:p>18113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4" calcext:value-type="float">
            <text:p>18114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5" calcext:value-type="float">
            <text:p>18115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6" calcext:value-type="float">
            <text:p>18116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7" calcext:value-type="float">
            <text:p>18117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8" calcext:value-type="float">
            <text:p>18118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2" calcext:value-type="float">
            <text:p>18122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3" calcext:value-type="float">
            <text:p>1812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4" calcext:value-type="float">
            <text:p>1812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5" calcext:value-type="float">
            <text:p>18125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6" calcext:value-type="float">
            <text:p>18126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8" calcext:value-type="float">
            <text:p>18128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30" calcext:value-type="float">
            <text:p>1813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31" calcext:value-type="float">
            <text:p>18131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3" calcext:value-type="float">
            <text:p>18133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4" calcext:value-type="float">
            <text:p>18134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5" calcext:value-type="float">
            <text:p>18135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6" calcext:value-type="float">
            <text:p>18136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7" calcext:value-type="float">
            <text:p>18137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8" calcext:value-type="float">
            <text:p>18138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39" calcext:value-type="float">
            <text:p>18139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1" calcext:value-type="float">
            <text:p>18141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2" calcext:value-type="float">
            <text:p>18142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3" calcext:value-type="float">
            <text:p>18143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4" calcext:value-type="float">
            <text:p>18144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" calcext:value-type="float">
            <text:p>18145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6" calcext:value-type="float">
            <text:p>18146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7" calcext:value-type="float">
            <text:p>18147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8" calcext:value-type="float">
            <text:p>18148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9" calcext:value-type="float">
            <text:p>18149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50" calcext:value-type="float">
            <text:p>1815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52" calcext:value-type="float">
            <text:p>18152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53" calcext:value-type="float">
            <text:p>1815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54" calcext:value-type="float">
            <text:p>18154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55" calcext:value-type="float">
            <text:p>18155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56" calcext:value-type="float">
            <text:p>18156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57" calcext:value-type="float">
            <text:p>18157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59" calcext:value-type="float">
            <text:p>1815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1" calcext:value-type="float">
            <text:p>18161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2" calcext:value-type="float">
            <text:p>18162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" calcext:value-type="float">
            <text:p>18163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4" calcext:value-type="float">
            <text:p>18164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5" calcext:value-type="float">
            <text:p>18165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6" calcext:value-type="float">
            <text:p>18166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7" calcext:value-type="float">
            <text:p>18167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68" calcext:value-type="float">
            <text:p>18168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69" calcext:value-type="float">
            <text:p>18169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70" calcext:value-type="float">
            <text:p>1817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71" calcext:value-type="float">
            <text:p>18171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73" calcext:value-type="float">
            <text:p>18173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74" calcext:value-type="float">
            <text:p>18174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75" calcext:value-type="float">
            <text:p>18175</text:p>
          </table:table-cell>
          <table:table-cell table:number-columns-repeated="3"/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78" calcext:value-type="float">
            <text:p>18178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79" calcext:value-type="float">
            <text:p>18179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1" calcext:value-type="float">
            <text:p>18181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2" calcext:value-type="float">
            <text:p>18182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3" calcext:value-type="float">
            <text:p>18183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5" calcext:value-type="float">
            <text:p>18185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6" calcext:value-type="float">
            <text:p>18186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7" calcext:value-type="float">
            <text:p>18187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8" calcext:value-type="float">
            <text:p>1818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0" calcext:value-type="float">
            <text:p>18190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1" calcext:value-type="float">
            <text:p>18191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2" calcext:value-type="float">
            <text:p>18192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3" calcext:value-type="float">
            <text:p>18193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4" calcext:value-type="float">
            <text:p>18194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5" calcext:value-type="float">
            <text:p>18195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6" calcext:value-type="float">
            <text:p>18196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8" calcext:value-type="float">
            <text:p>18198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99" calcext:value-type="float">
            <text:p>18199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2" calcext:value-type="float">
            <text:p>1820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3" calcext:value-type="float">
            <text:p>18203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4" calcext:value-type="float">
            <text:p>18204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6" calcext:value-type="float">
            <text:p>18206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7" calcext:value-type="float">
            <text:p>18207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8" calcext:value-type="float">
            <text:p>1820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9" calcext:value-type="float">
            <text:p>18209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1" calcext:value-type="float">
            <text:p>18211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2" calcext:value-type="float">
            <text:p>18212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5" calcext:value-type="float">
            <text:p>18215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6" calcext:value-type="float">
            <text:p>18216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7" calcext:value-type="float">
            <text:p>18217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8" calcext:value-type="float">
            <text:p>18218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19" calcext:value-type="float">
            <text:p>18219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2" calcext:value-type="float">
            <text:p>1822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3" calcext:value-type="float">
            <text:p>18223</text:p>
          </table:table-cell>
          <table:table-cell table:number-columns-repeated="3"/>
        </table:table-row>
        <table:table-row table:style-name="ro1">
          <table:table-cell office:value-type="float" office:value="18224" calcext:value-type="float">
            <text:p>18224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5" calcext:value-type="float">
            <text:p>18225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6" calcext:value-type="float">
            <text:p>18226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7" calcext:value-type="float">
            <text:p>18227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8" calcext:value-type="float">
            <text:p>18228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29" calcext:value-type="float">
            <text:p>18229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0" calcext:value-type="float">
            <text:p>18230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1" calcext:value-type="float">
            <text:p>18231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2" calcext:value-type="float">
            <text:p>18232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3" calcext:value-type="float">
            <text:p>18233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4" calcext:value-type="float">
            <text:p>18234</text:p>
          </table:table-cell>
          <table:table-cell table:number-columns-repeated="3"/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6" calcext:value-type="float">
            <text:p>18236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7" calcext:value-type="float">
            <text:p>18237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38" calcext:value-type="float">
            <text:p>18238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39" calcext:value-type="float">
            <text:p>18239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1" calcext:value-type="float">
            <text:p>18241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" calcext:value-type="float">
            <text:p>18242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3" calcext:value-type="float">
            <text:p>18243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4" calcext:value-type="float">
            <text:p>18244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5" calcext:value-type="float">
            <text:p>18245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6" calcext:value-type="float">
            <text:p>18246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8" calcext:value-type="float">
            <text:p>18248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9" calcext:value-type="float">
            <text:p>18249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4" calcext:value-type="float">
            <text:p>1825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5" calcext:value-type="float">
            <text:p>1825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6" calcext:value-type="float">
            <text:p>18256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7" calcext:value-type="float">
            <text:p>18257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9" calcext:value-type="float">
            <text:p>18259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1" calcext:value-type="float">
            <text:p>18261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63" calcext:value-type="float">
            <text:p>18263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5" calcext:value-type="float">
            <text:p>18265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7" calcext:value-type="float">
            <text:p>18267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69" calcext:value-type="float">
            <text:p>18269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3" calcext:value-type="float">
            <text:p>18273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6" calcext:value-type="float">
            <text:p>18276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7" calcext:value-type="float">
            <text:p>18277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8" calcext:value-type="float">
            <text:p>18278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9" calcext:value-type="float">
            <text:p>18279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1" calcext:value-type="float">
            <text:p>18281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2" calcext:value-type="float">
            <text:p>18282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3" calcext:value-type="float">
            <text:p>18283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4" calcext:value-type="float">
            <text:p>18284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6" calcext:value-type="float">
            <text:p>18286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7" calcext:value-type="float">
            <text:p>1828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8" calcext:value-type="float">
            <text:p>18288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9" calcext:value-type="float">
            <text:p>18289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91" calcext:value-type="float">
            <text:p>18291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92" calcext:value-type="float">
            <text:p>18292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93" calcext:value-type="float">
            <text:p>18293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94" calcext:value-type="float">
            <text:p>18294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95" calcext:value-type="float">
            <text:p>18295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96" calcext:value-type="float">
            <text:p>18296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97" calcext:value-type="float">
            <text:p>18297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98" calcext:value-type="float">
            <text:p>18298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99" calcext:value-type="float">
            <text:p>18299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2" calcext:value-type="float">
            <text:p>18302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3" calcext:value-type="float">
            <text:p>18303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5" calcext:value-type="float">
            <text:p>18305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07" calcext:value-type="float">
            <text:p>18307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9" calcext:value-type="float">
            <text:p>1830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1" calcext:value-type="float">
            <text:p>18311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2" calcext:value-type="float">
            <text:p>18312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3" calcext:value-type="float">
            <text:p>18313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4" calcext:value-type="float">
            <text:p>18314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15" calcext:value-type="float">
            <text:p>18315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16" calcext:value-type="float">
            <text:p>18316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7" calcext:value-type="float">
            <text:p>18317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8" calcext:value-type="float">
            <text:p>18318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1" calcext:value-type="float">
            <text:p>1832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2" calcext:value-type="float">
            <text:p>18322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3" calcext:value-type="float">
            <text:p>18323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24" calcext:value-type="float">
            <text:p>18324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25" calcext:value-type="float">
            <text:p>18325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6" calcext:value-type="float">
            <text:p>18326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7" calcext:value-type="float">
            <text:p>18327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8" calcext:value-type="float">
            <text:p>18328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1" calcext:value-type="float">
            <text:p>18331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2" calcext:value-type="float">
            <text:p>18332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33" calcext:value-type="float">
            <text:p>1833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4" calcext:value-type="float">
            <text:p>18334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6" calcext:value-type="float">
            <text:p>18336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7" calcext:value-type="float">
            <text:p>18337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8" calcext:value-type="float">
            <text:p>18338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9" calcext:value-type="float">
            <text:p>18339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1" calcext:value-type="float">
            <text:p>1834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2" calcext:value-type="float">
            <text:p>18342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3" calcext:value-type="float">
            <text:p>18343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4" calcext:value-type="float">
            <text:p>18344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5" calcext:value-type="float">
            <text:p>18345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6" calcext:value-type="float">
            <text:p>18346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8" calcext:value-type="float">
            <text:p>18348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9" calcext:value-type="float">
            <text:p>18349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2" calcext:value-type="float">
            <text:p>18352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3" calcext:value-type="float">
            <text:p>18353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4" calcext:value-type="float">
            <text:p>18354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5" calcext:value-type="float">
            <text:p>18355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6" calcext:value-type="float">
            <text:p>1835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7" calcext:value-type="float">
            <text:p>18357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8" calcext:value-type="float">
            <text:p>18358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9" calcext:value-type="float">
            <text:p>18359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1" calcext:value-type="float">
            <text:p>18361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2" calcext:value-type="float">
            <text:p>18362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3" calcext:value-type="float">
            <text:p>18363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4" calcext:value-type="float">
            <text:p>18364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5" calcext:value-type="float">
            <text:p>18365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6" calcext:value-type="float">
            <text:p>18366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7" calcext:value-type="float">
            <text:p>18367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8" calcext:value-type="float">
            <text:p>18368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9" calcext:value-type="float">
            <text:p>18369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0" calcext:value-type="float">
            <text:p>1837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1" calcext:value-type="float">
            <text:p>18371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2" calcext:value-type="float">
            <text:p>18372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3" calcext:value-type="float">
            <text:p>18373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4" calcext:value-type="float">
            <text:p>18374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5" calcext:value-type="float">
            <text:p>18375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6" calcext:value-type="float">
            <text:p>18376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77" calcext:value-type="float">
            <text:p>18377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8" calcext:value-type="float">
            <text:p>18378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9" calcext:value-type="float">
            <text:p>18379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1" calcext:value-type="float">
            <text:p>18381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2" calcext:value-type="float">
            <text:p>18382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3" calcext:value-type="float">
            <text:p>18383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4" calcext:value-type="float">
            <text:p>18384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5" calcext:value-type="float">
            <text:p>18385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6" calcext:value-type="float">
            <text:p>18386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7" calcext:value-type="float">
            <text:p>18387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8" calcext:value-type="float">
            <text:p>18388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0" calcext:value-type="float">
            <text:p>1839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1" calcext:value-type="float">
            <text:p>18391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2" calcext:value-type="float">
            <text:p>18392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3" calcext:value-type="float">
            <text:p>18393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4" calcext:value-type="float">
            <text:p>18394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5" calcext:value-type="float">
            <text:p>18395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96" calcext:value-type="float">
            <text:p>18396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98" calcext:value-type="float">
            <text:p>18398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9" calcext:value-type="float">
            <text:p>18399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3" calcext:value-type="float">
            <text:p>18403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4" calcext:value-type="float">
            <text:p>18404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6" calcext:value-type="float">
            <text:p>18406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8" calcext:value-type="float">
            <text:p>18408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9" calcext:value-type="float">
            <text:p>18409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2" calcext:value-type="float">
            <text:p>18412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3" calcext:value-type="float">
            <text:p>18413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4" calcext:value-type="float">
            <text:p>18414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5" calcext:value-type="float">
            <text:p>18415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6" calcext:value-type="float">
            <text:p>18416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7" calcext:value-type="float">
            <text:p>18417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8" calcext:value-type="float">
            <text:p>18418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9" calcext:value-type="float">
            <text:p>18419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1" calcext:value-type="float">
            <text:p>18421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2" calcext:value-type="float">
            <text:p>18422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3" calcext:value-type="float">
            <text:p>18423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4" calcext:value-type="float">
            <text:p>18424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5" calcext:value-type="float">
            <text:p>18425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6" calcext:value-type="float">
            <text:p>18426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7" calcext:value-type="float">
            <text:p>18427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8" calcext:value-type="float">
            <text:p>18428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30" calcext:value-type="float">
            <text:p>1843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31" calcext:value-type="float">
            <text:p>18431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33" calcext:value-type="float">
            <text:p>18433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34" calcext:value-type="float">
            <text:p>18434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35" calcext:value-type="float">
            <text:p>18435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36" calcext:value-type="float">
            <text:p>18436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37" calcext:value-type="float">
            <text:p>18437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39" calcext:value-type="float">
            <text:p>18439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1" calcext:value-type="float">
            <text:p>18441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2" calcext:value-type="float">
            <text:p>18442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3" calcext:value-type="float">
            <text:p>18443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4" calcext:value-type="float">
            <text:p>18444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45" calcext:value-type="float">
            <text:p>18445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46" calcext:value-type="float">
            <text:p>18446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7" calcext:value-type="float">
            <text:p>18447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48" calcext:value-type="float">
            <text:p>18448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9" calcext:value-type="float">
            <text:p>18449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2" calcext:value-type="float">
            <text:p>18452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3" calcext:value-type="float">
            <text:p>18453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4" calcext:value-type="float">
            <text:p>18454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5" calcext:value-type="float">
            <text:p>18455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6" calcext:value-type="float">
            <text:p>18456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7" calcext:value-type="float">
            <text:p>18457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8" calcext:value-type="float">
            <text:p>18458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59" calcext:value-type="float">
            <text:p>18459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1" calcext:value-type="float">
            <text:p>18461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2" calcext:value-type="float">
            <text:p>18462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3" calcext:value-type="float">
            <text:p>18463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4" calcext:value-type="float">
            <text:p>18464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5" calcext:value-type="float">
            <text:p>18465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6" calcext:value-type="float">
            <text:p>18466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7" calcext:value-type="float">
            <text:p>18467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8" calcext:value-type="float">
            <text:p>18468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69" calcext:value-type="float">
            <text:p>18469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0" calcext:value-type="float">
            <text:p>1847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1" calcext:value-type="float">
            <text:p>18471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2" calcext:value-type="float">
            <text:p>18472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3" calcext:value-type="float">
            <text:p>18473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5" calcext:value-type="float">
            <text:p>18475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6" calcext:value-type="float">
            <text:p>18476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7" calcext:value-type="float">
            <text:p>18477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79" calcext:value-type="float">
            <text:p>18479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2" calcext:value-type="float">
            <text:p>18482</text:p>
          </table:table-cell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3" calcext:value-type="float">
            <text:p>1848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4" calcext:value-type="float">
            <text:p>18484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5" calcext:value-type="float">
            <text:p>18485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6" calcext:value-type="float">
            <text:p>1848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7" calcext:value-type="float">
            <text:p>18487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88" calcext:value-type="float">
            <text:p>18488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89" calcext:value-type="float">
            <text:p>18489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0" calcext:value-type="float">
            <text:p>18490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1" calcext:value-type="float">
            <text:p>18491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2" calcext:value-type="float">
            <text:p>18492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3" calcext:value-type="float">
            <text:p>18493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4" calcext:value-type="float">
            <text:p>18494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5" calcext:value-type="float">
            <text:p>18495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7" calcext:value-type="float">
            <text:p>18497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99" calcext:value-type="float">
            <text:p>18499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1" calcext:value-type="float">
            <text:p>18501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02" calcext:value-type="float">
            <text:p>18502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3" calcext:value-type="float">
            <text:p>18503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4" calcext:value-type="float">
            <text:p>18504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05" calcext:value-type="float">
            <text:p>1850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06" calcext:value-type="float">
            <text:p>18506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07" calcext:value-type="float">
            <text:p>18507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08" calcext:value-type="float">
            <text:p>18508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9" calcext:value-type="float">
            <text:p>18509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1" calcext:value-type="float">
            <text:p>18511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2" calcext:value-type="float">
            <text:p>1851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3" calcext:value-type="float">
            <text:p>18513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4" calcext:value-type="float">
            <text:p>18514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5" calcext:value-type="float">
            <text:p>1851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6" calcext:value-type="float">
            <text:p>18516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7" calcext:value-type="float">
            <text:p>18517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8" calcext:value-type="float">
            <text:p>18518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9" calcext:value-type="float">
            <text:p>18519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2" calcext:value-type="float">
            <text:p>1852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3" calcext:value-type="float">
            <text:p>1852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4" calcext:value-type="float">
            <text:p>18524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5" calcext:value-type="float">
            <text:p>18525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6" calcext:value-type="float">
            <text:p>18526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7" calcext:value-type="float">
            <text:p>18527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8" calcext:value-type="float">
            <text:p>18528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9" calcext:value-type="float">
            <text:p>18529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0" calcext:value-type="float">
            <text:p>185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1" calcext:value-type="float">
            <text:p>18531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2" calcext:value-type="float">
            <text:p>18532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3" calcext:value-type="float">
            <text:p>1853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4" calcext:value-type="float">
            <text:p>18534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5" calcext:value-type="float">
            <text:p>18535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6" calcext:value-type="float">
            <text:p>18536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7" calcext:value-type="float">
            <text:p>18537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8" calcext:value-type="float">
            <text:p>18538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9" calcext:value-type="float">
            <text:p>18539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40" calcext:value-type="float">
            <text:p>18540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41" calcext:value-type="float">
            <text:p>18541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42" calcext:value-type="float">
            <text:p>18542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43" calcext:value-type="float">
            <text:p>18543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44" calcext:value-type="float">
            <text:p>18544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45" calcext:value-type="float">
            <text:p>18545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46" calcext:value-type="float">
            <text:p>18546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47" calcext:value-type="float">
            <text:p>18547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48" calcext:value-type="float">
            <text:p>18548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49" calcext:value-type="float">
            <text:p>18549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50" calcext:value-type="float">
            <text:p>18550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52" calcext:value-type="float">
            <text:p>18552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3" calcext:value-type="float">
            <text:p>18553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4" calcext:value-type="float">
            <text:p>18554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6" calcext:value-type="float">
            <text:p>18556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7" calcext:value-type="float">
            <text:p>18557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8" calcext:value-type="float">
            <text:p>18558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ANZAC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BRD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CAN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CZS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DDR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DEN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DPRK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FI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FRA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ISR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JAP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NED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NOR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POL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PRC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ROK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SWE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UK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USA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USSR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YU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5:06:12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5:06:27.742000000</meta:creation-date>
    <meta:editing-duration>PT19M27S</meta:editing-duration>
    <meta:editing-cycles>3</meta:editing-cycles>
    <meta:generator>LibreOffice/5.2.4.2$Windows_X86_64 LibreOffice_project/3d5603e1122f0f102b62521720ab13a38a4e0eb0</meta:generator>
    <dc:date>2017-02-25T18:12:30.682000000</dc:date>
    <meta:document-statistic meta:table-count="1" meta:cell-count="5987" meta:object-count="0"/>
  </office:meta>
</office:document-meta>
</file>